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F" svg:font-family=""/>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P1" style:family="paragraph" style:parent-style-name="Text_20_body">
      <style:text-properties fo:background-color="#ffff00"/>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text-properties fo:font-style="normal" style:font-style-asian="normal" style:font-style-complex="normal"/>
    </style:style>
    <style:style style:name="P4" style:family="paragraph" style:parent-style-name="Text_20_body">
      <style:paragraph-properties fo:text-align="start" style:justify-single-word="false"/>
      <style:text-properties style:text-underline-style="none"/>
    </style:style>
    <style:style style:name="P5" style:family="paragraph" style:parent-style-name="Text_20_body">
      <style:paragraph-properties fo:text-align="justify" style:justify-single-word="false"/>
    </style:style>
    <style:style style:name="P6"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7"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8" style:family="paragraph" style:parent-style-name="Text_20_body">
      <style:paragraph-properties fo:background-color="#ffff00">
        <style:background-image/>
      </style:paragraph-properties>
    </style:style>
    <style:style style:name="P9" style:family="paragraph" style:parent-style-name="TODO">
      <style:text-properties fo:font-style="normal" style:font-style-asian="normal" style:font-style-complex="normal"/>
    </style:style>
    <style:style style:name="P10"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1" style:family="paragraph" style:parent-style-name="Text_20_body" style:list-style-name="List_20_1"/>
    <style:style style:name="P12" style:family="paragraph" style:parent-style-name="Text_20_body" style:list-style-name="List_20_1">
      <style:text-properties fo:font-style="normal" style:font-style-asian="normal" style:font-style-complex="normal"/>
    </style:style>
    <style:style style:name="P13" style:family="paragraph" style:parent-style-name="Text_20_body" style:list-style-name="List_20_1">
      <style:text-properties fo:font-style="normal" fo:background-color="#ffff00" style:font-style-asian="normal" style:font-style-complex="normal"/>
    </style:style>
    <style:style style:name="P14" style:family="paragraph" style:parent-style-name="Text_20_body" style:list-style-name="List_20_1">
      <style:text-properties style:font-name="Palatino" fo:font-size="10pt" fo:font-style="normal" style:font-style-asian="normal" style:font-style-complex="normal"/>
    </style:style>
    <style:style style:name="P15"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style:font-name="Palatino" fo:font-size="10pt" fo:font-style="normal" style:font-style-asian="normal" style:font-style-complex="normal"/>
    </style:style>
    <style:style style:name="P16" style:family="paragraph" style:parent-style-name="Text_20_body">
      <style:paragraph-properties fo:background-color="transparent">
        <style:background-image/>
      </style:paragraph-properties>
    </style:style>
    <style:style style:name="P17" style:family="paragraph" style:parent-style-name="Text_20_body" style:list-style-name="List_20_1">
      <style:paragraph-properties fo:background-color="transparent">
        <style:background-image/>
      </style:paragraph-properties>
      <style:text-properties fo:font-style="normal" fo:background-color="transparent" style:font-style-asian="normal" style:font-style-complex="normal"/>
    </style:style>
    <style:style style:name="P18" style:family="paragraph" style:parent-style-name="TODO">
      <style:paragraph-properties fo:background-color="transparent">
        <style:background-image/>
      </style:paragraph-properties>
    </style:style>
    <style:style style:name="P19" style:family="paragraph" style:parent-style-name="TODO">
      <style:paragraph-properties fo:background-color="transparent">
        <style:background-image/>
      </style:paragraph-properties>
      <style:text-properties fo:background-color="transparent"/>
    </style:style>
    <style:style style:name="P20" style:family="paragraph" style:parent-style-name="Heading_20_2">
      <style:paragraph-properties fo:break-before="page"/>
    </style:style>
    <style:style style:name="P21" style:family="paragraph" style:parent-style-name="Heading_20_3">
      <style:paragraph-properties fo:break-before="page"/>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 style:family="paragraph">
      <style:text-properties style:font-name="F" fo:font-size="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text-position="super 58%" fo:font-style="normal" style:font-style-asian="normal" style:font-style-complex="normal"/>
    </style:style>
    <style:style style:name="T5" style:family="text">
      <style:text-properties style:font-name="DejaVu Sans" style:font-name-asian="DejaVu Sans" style:font-name-complex="DejaVu Sans"/>
    </style:style>
    <style:style style:name="T6" style:family="text">
      <style:text-properties style:font-name="DejaVu Sans" fo:font-style="italic" style:font-name-asian="DejaVu Sans" style:font-style-asian="italic" style:font-name-complex="DejaVu Sans" style:font-style-complex="italic"/>
    </style:style>
    <style:style style:name="T7" style:family="text">
      <style:text-properties style:font-name="DejaVu Sans" fo:font-style="normal" style:font-name-asian="DejaVu Sans" style:font-style-asian="normal" style:font-name-complex="DejaVu Sans" style:font-style-complex="normal"/>
    </style:style>
    <style:style style:name="T8" style:family="text">
      <style:text-properties style:text-underline-style="none"/>
    </style:style>
    <style:style style:name="T9" style:family="text">
      <style:text-properties fo:background-color="#ffff00"/>
    </style:style>
    <style:style style:name="T10" style:family="text">
      <style:text-properties style:font-name="Times"/>
    </style:style>
    <style:style style:name="T11" style:family="text">
      <style:text-properties style:font-name="Times" fo:font-style="normal" style:font-style-asian="normal" style:font-style-complex="normal"/>
    </style:style>
    <style:style style:name="T12" style:family="text">
      <style:text-properties style:font-name-asian="TimesNewRomanPSMT" style:font-name-complex="TimesNewRomanPSMT"/>
    </style:style>
    <style:style style:name="T13" style:family="text">
      <style:text-properties fo:background-color="transparent"/>
    </style:style>
    <style:style style:name="T14" style:family="text">
      <style:text-properties fo:font-weight="normal" style:font-weight-asian="normal" style:font-weight-complex="normal"/>
    </style:style>
    <style:style style:name="T15" style:family="text">
      <style:text-properties style:font-name="Cochin1" fo:font-style="normal" style:font-name-asian="DejaVu Sans" style:font-style-asian="normal" style:font-name-complex="DejaVu Sans" style:font-style-complex="normal"/>
    </style:style>
    <style:style style:name="T16" style:family="text">
      <style:text-properties style:font-name="Palatino" fo:font-size="10pt" fo:font-style="normal" style:font-style-asian="normal" style:font-style-complex="normal"/>
    </style:style>
    <style:style style:name="T17" style:family="text">
      <style:text-properties style:font-name="Palatino" fo:font-size="10pt" fo:font-style="normal" fo:font-weight="normal" style:font-style-asian="normal" style:font-weight-asian="normal" style:font-style-complex="normal" style:font-weight-complex="normal"/>
    </style:style>
    <style:style style:name="T1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style style:name="T20" style:family="text">
      <style:text-properties fo:color="#000000"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Three</text:p>
      <text:h text:style-name="Compound_20_Title_20_2" text:outline-level="1"><text:toc-mark text:string-value="Chapter Three: Traits" text:outline-level="1"/>Traits</text:h>
      <text:section text:style-name="Sect1" text:name="Section1">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signature indefinitely, regardless of whether their anima is visible (<text:span text:style-name="T1">e.g.</text:span><text:span text:style-name="T2">,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1">e.g.</text:span><text:span text:style-name="T2">, with a further Intelligence + Occult roll with the aforementioned Charm), or even to determine the exact type of the Exalt’s Essence when his anima is not visible, are subject to an external penalty equal to his Essence.</text:span></text:p>
        <text:p text:style-name="Text_20_body"><text:span text:style-name="T2">Furthermore, those bearing an apparent Essence signature befitting a Creature of Darkness are treated as such, for the purposes of Charms and other effects. <text:s/>They may take extra damage from Holy effect, for example, and cannot themselves use Holy Charms, though they may learn them.</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text:soft-page-break/>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21" text:outline-level="3">1<text:span text:style-name="T3">st</text:span> Division – Anchor</text:h>
        <text:p text:style-name="P16">Erisians of this Division are, like the Solars, full of belief in their own power and righteousness. <text:s/>This is perhaps more because they ignore others, rather than because they set themselves above <text:s/>everyone else, but they fit the role well. <text:s/>Exalted of this <text:span text:style-name="T13">Division count as priests.</text:span></text:p>
        <text:p text:style-name="Text_20_body"><text:span text:style-name="Inline_20_Heading">Symbol:</text:span> “<text:span text:style-name="T5">●</text:span>”, “<text:span text:style-name="T6">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2">Common Solar anima effects, at a cost of 1 mote each:</text:span></text:p>
        <text:list xml:id="list837759113" text:style-name="List_20_1">
          <text:list-item>
            <text:p text:style-name="P12">Cause her caste mark to glow brightly for a scene (as if the character had spend 4-7 motes of Peripheral Essence). <text:s/>The character may cause any Solar caste mark to appear.</text:p>
          </text:list-item>
          <text:list-item>
            <text:p text:style-name="P12">Cause her anima to glow brightly enough to read by for a scene (as if the character had spent 8-10 motes of Peripheral Essence).</text:p>
          </text:list-item>
          <text:list-item>
            <text:p text:style-name="P12">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2">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8">“The Nagas of the South-East Mountain Tribes say that the sun shines by day because, being a woman, it is afraid to venture out by night.”</text:span></text:p>
        <text:h text:style-name="P21" text:outline-level="3">2<text:span text:style-name="T3">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1">“</text:span><text:span text:style-name="T6">ⵀ</text:span><text:span text:style-name="T1">”, “</text:span><text:span text:style-name="T7">☯</text:span><text:span text:style-name="T1">”,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Common Lunar anima effects, at a cost of 1 mote each:</text:span></text:p>
        <text:list xml:id="list94546245" text:continue-numbering="true" text:style-name="List_20_1">
          <text:list-item>
            <text:p text:style-name="P12">Cause her caste mark and tattoos to glow brightly for a scene (as if the character has spent four to seven motes of Peripheral Essence). <text:s/>The character may cause any Lunar caste mark to appear.</text:p>
          </text:list-item>
          <text:list-item>
            <text:p text:style-name="P12">Cause her anima to glow brightly enough to read by for a scene (as if the character has spent eight to 10 motes of Peripheral Essence).</text:p>
          </text:list-item>
          <text:list-item>
            <text:p text:style-name="P12">Cause her Tell to become unmistakable and impossible to miss for a Tell.</text:p>
          </text:list-item>
          <text:list-item>
            <text:p text:style-name="P12">Know the precise day of the lunar month, the phase of the moon and the time of day for the rest of the scene.</text:p>
          </text:list-item>
        </text:list>
        <text:p text:style-name="P2">By spending 1 mote the character may alternatively cause her tattoos (if any) and Tell to completely vanish for one scene.</text:p>
        <text:p text:style-name="P2">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 text:style-name="T9">This effect applies automatically once her anima banner reaches the 4-7 mote level.</text:span></text:p>
        <text:p text:style-name="Text_20_body"><text:span text:style-name="T2">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1">agent provocateur</text:span></text:p>
        <text:p text:style-name="Text_20_body"><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21" text:outline-level="3">3<text:span text:style-name="T3">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0">Ỏ</text:span>”, “<text:span text:style-name="T10">Φ</text:span>”, “<text:span text:style-name="T6">ⵕ</text:span>”, “<text:span text:style-name="T6">ⵚ</text:span>”, “<text:span text:style-name="T6">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office:annotation><dc:creator>Hugh Greene</dc:creator><dc:date>2010-09-05T17:17:51</dc:date><text:p text:style-name="P23"><text:span text:style-name="T18">Richard reckoned that flat-out duplicating all anima effects is unfair in terms of game balance, and the illusory anima flux would be enough to convince people. <text:s/>Maybe this will do instead?</text:span></text:p></office:annotation></text:span><text:span text:style-name="Inline_20_Heading">Anima effects:</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888379476" text:continue-numbering="true" text:style-name="List_20_1">
          <text:list-item>
            <text:p text:style-name="P12">For Air, leaping distance is multiplied by the his Essence.</text:p>
          </text:list-item>
          <text:list-item>
            <text:p text:style-name="P12">For Earth, his Essence is added to rolls to resist grappling or knockback.</text:p>
          </text:list-item>
          <text:list-item>
            <text:p text:style-name="P12">For Fire, he can ignite flammable materials with a touch.</text:p>
          </text:list-item>
          <text:list-item>
            <text:p text:style-name="P12">For Water, he can breathe water as easily as air, and will not drown.</text:p>
          </text:list-item>
          <text:list-item>
            <text:p text:style-name="P12">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2">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1 <text:span text:style-name="T1">die</text:span><text:span text:style-name="T2"> of</text:span> external penalty (<text:span text:style-name="T1">i.e.</text:span><text:span text:style-name="T2">, zero or one levels) on</text:span> each attack or other action directed at the Exalt, from characters who are unable to soak lethal damage with Stamina (i.e., excluding Exalts), as they instinctively try to avoid the (non-existent) damage. <text:s/>At the 16+ level it imposes a number of penalty <text:span text:style-name="T1">dice</text:span><text:span text:style-name="T2"> </text:span>equal to the character’s permanent Essence, which applies to all characters. <text:s/><office:annotation><dc:creator>Hugh Greene</dc:creator><dc:date>2010-09-05T15:08:32</dc:date><text:p text:style-name="P22"><text:span text:style-name="T20">John said that the original text here was confusing and sounded like a perfect Illusion, so I’ve replaced it with an idea borrowed from Hypnotic Tongue Technique. <text:s/>I’ve also changed the levels of penalty to dice of penalty. <text:s/>Original text is as follows.</text:span></text:p><text:p text:style-name="P22"><text:span text:style-name="T18"/></text:p><text:p text:style-name="P22"><text:span text:style-name="T18">[[[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span></text:p></office:annotation>This Illusion may be subconsciously resisted for a scene by spending one Willpower, but observers must spend a further three Willpower to recognize the Illusion for what it is, and remember it. <text:s/>In that case, the Illusion will not affect them for the rest of the story. <text:s/>This in itself will not necessarily cause onlookers to realize that the character is not a Dragon-Blood, but t may raise their suspicions.</text:p>
        <text:p text:style-name="Text_20_body"><office:annotation><dc:creator>Hugh Greene</dc:creator><dc:date>2010-09-05T15:31:30</dc:date><text:p text:style-name="P22"><text:span text:style-name="T18">John reckons the rules already allow any Exalt to join a SB. <text:s/>I’m not sure from the text and it’s not in the Errata, so I’ve left this in.</text:span></text:p></office:annotation>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21" text:outline-level="3">4<text:span text:style-name="T3">th</text:span> Division – Archway</text:h>
        <text:p text:style-name="P4">While the 1<text:span text:style-name="T3">st</text:span> Division includes those wondering holy men who inspire strange followings, the 4<text:span text:style-name="T3">th</text:span> division is composed more of those who consciously study mysteries and secrets. <text:s/>They may even run sizable covert organizations or networks.</text:p>
        <text:p text:style-name="Text_20_body"><text:span text:style-name="Inline_20_Heading">Symbol:</text:span> “<text:span text:style-name="T5">✩</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Common Sidereal anima effects, at a cost of 1 mote each:</text:span></text:p>
        <text:list xml:id="list527594082" text:continue-numbering="true" text:style-name="List_20_1">
          <text:list-item>
            <text:p text:style-name="P12">Make her caste mark obvious for one minute, as if the character had spent 8-10 motes of Peripheral Essence. <text:s/>The cast mark shines with the symbol and color of any Maiden the character chooses.</text:p>
          </text:list-item>
          <text:list-item>
            <text:p text:style-name="P12">Know the exact time and date by sensing the position of celestial bodies – or other significant bodies, meaning this ability works in alternate realities such as Malfeas or (insofar as time has meaning there) the Wyld.</text:p>
          </text:list-item>
          <text:list-item>
            <text:p text:style-name="P11"><text:span text:style-name="T2">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2">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2">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8">“Study Demonology with an enemy this Sun-day”</text:span></text:p>
        <text:h text:style-name="P21" text:outline-level="3">5<text:span text:style-name="T3">th</text:span> Division – Anvil</text:h>
        <text:p text:style-name="P5">The Erisians of this Division may seem paradoxical in their love of order, and some gleefully oppose the efforts of other Discordian Exalted; but as one of their many holy books said: “<text:span text:style-name="T12">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6">⬠</text:span>”, Pentagon</text:p>
        <text:p text:style-name="Text_20_body"><text:span text:style-name="Inline_20_Heading">Element:</text:span> Prickle</text:p>
        <text:p text:style-name="Text_20_body"><text:span text:style-name="Inline_20_Heading"><text:span text:style-name="T13">Magical Material:</text:span></text:span><text:span text:style-name="T13"> Any of orichalcum, moonsilver, jade, starmetal, soulsteel, and possibly others such as gossamer, at storyteller discretion. <text:s/></text:span></text:p>
        <text:p text:style-name="Text_20_body"><text:span text:style-name="Inline_20_Heading">Affinity:</text:span> Alchemical</text:p>
        <text:p text:style-name="P18"><text:span text:style-name="Inline_20_Heading"><text:span text:style-name="T13">Anima effects:</text:span></text:span><text:span text:style-name="T13"> </text:span></text:p>
        <text:p text:style-name="P19"><text:span text:style-name="T2">Common Alchemical anima effects, at a cost of 1 mote each:</text:span></text:p>
        <text:list xml:id="list1301296252" text:continue-numbering="true" text:style-name="List_20_1">
          <text:list-item>
            <text:p text:style-name="P17">Cause her anima banner to flare up to any desired level of display for the rest of the scene.</text:p>
          </text:list-item>
        </text:list>
        <text:p text:style-name="P7">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P6">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P7">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P7">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14"> </text:span></text:span>Integrity, Resistance, Craft, Lore, Bureaucracy</text:p>
        <text:p text:style-name="Text_20_body"><text:span text:style-name="Inline_20_Heading">Other rules:</text:span><text:span text:style-name="Inline_20_Heading"><text:span text:style-name="T14"> The cosmetic effects of Divisional 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 Or, “The part with the greatest number of degrees of freedom ultimately governs the system”.</text:p>
        <text:h text:style-name="P20" text:outline-level="2">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P21" text:outline-level="3">Division by Zero</text:h>
        <text:p text:style-name="P3">“Don’t let them immanentize the eschaton!”</text:p>
        <text:p text:style-name="Text_20_body">The members of this alternate thread are drawn from all the other Divisions, if they choose to devote themselves to opposing the Neverborn, the Abyssals, and all their mundane and magical allies.</text:p>
        <text:p text:style-name="Text_20_body"><text:span text:style-name="Inline_20_Heading">Symbol:</text:span> <text:span text:style-name="T1">“</text:span><text:span text:style-name="T11">Ø</text:span><text:span text:style-name="T2">”, “</text:span><text:span text:style-name="T6">ⵁ</text:span><text:span text:style-name="T2">”; zero</text:span></text:p>
        <text:p text:style-name="P2"><text:span text:style-name="Inline_20_Heading">Element:</text:span> Dirt</text:p>
        <text:p text:style-name="Text_20_body"><text:span text:style-name="Inline_20_Heading">Magical Material:</text:span> Soulsteel</text:p>
        <text:p text:style-name="P2"><text:span text:style-name="Inline_20_Heading">Affinity:</text:span> Abyssal</text:p>
        <text:p text:style-name="Text_20_body"><text:span text:style-name="Inline_20_Heading">Anima effects:</text:span> Common Abyssal anima effects, at a cost of 1 mote each:</text:p>
        <text:list xml:id="list1900184857" text:continue-numbering="true" text:style-name="List_20_1">
          <text:list-item>
            <text:p text:style-name="P11"><text:span text:style-name="T2">Cause their anima to flare to any level of display up to the 8–10 mote level. This display lasts for a scene or until reflexively dismissed, after which the character’s anima dims to its actual level. <text:s/>The character may cause any Abyssal caste mark to appear.</text:span></text:p>
          </text:list-item>
          <text:list-item>
            <text:p text:style-name="P12">Attune her Essence to the emanations of the Underworld for a scene, extending this sixth sense to a radius of (Essence x 100) yards.</text:p>
          </text:list-item>
        </text:list>
        <text:p text:style-name="P19">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office:annotation><dc:creator>Hugh Greene</dc:creator><dc:date>2010-09-05T15:43:41</dc:date><text:p text:style-name="P22"><text:span text:style-name="T18">John reckoned this was too powerful. <text:s/>It used to allow the character to switch the opposed target for free, once per action, so I’ve made switching target cost 5 motes, at both levels. <text:s/>Still not sure if this is too strong.</text:span></text:p></office:annotation>By spending 5 motes, a Finger of the Left Hand can focus his life energy for one scene, overcoming one point worth of any external penalties from a single source. <text:s/>The character may reflexively spend a further 5 motes to choose a different source, once per action, at Step 1 or 2 of attack resolution. <text:s/>This effect applies automatically once his anima banner reaches the 4-7 mote level, though the character may wait indefinitely to nominate the source to oppose for that scene.</text:p>
        <text:p text:style-name="P9">By spending 10 motes, external penalties up to the character’s Essence are removed for the scene, from any one source. <text:s/>The source opposed may be changed once per action as above, by spending a further 5 motes. <text:s/>Alternatively the character may choose to remove one point of external penalties from any and all sources for the scene. <text:s/>This effect costs 5 motes once his anima banner reaches the 11-15 mote level; it is not reduced further at the 16+ level.</text:p>
        <text:p text:style-name="P2"><text:span text:style-name="Inline_20_Heading">Associations:</text:span> Being; Creativity; Awakening, Reincarnation; Over-eagerness, Excess</text:p>
        <text:p text:style-name="P2"><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Concepts:</text:span></text:span><text:span text:style-name="T2"> midwife, playboy, artist, gardener, undertaker, necromancer</text:span></text:p>
        <text:h text:style-name="P21" text:outline-level="3">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1">“</text:span><text:span text:style-name="T6">∆</text:span><text:span text:style-name="T15">”, “</text:span><text:span text:style-name="T6">☖</text:span><text:span text:style-name="T2">”; mountain</text:span></text:p>
        <text:p text:style-name="P2"><text:span text:style-name="Inline_20_Heading">Element:</text:span> Focus</text:p>
        <text:p text:style-name="Text_20_body"><text:span text:style-name="Inline_20_Heading">Magical Material:</text:span> Jade</text:p>
        <text:p text:style-name="P2"><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2165115603" text:continue-numbering="true" text:style-name="List_20_1">
          <text:list-item>
            <text:p text:style-name="P11">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11">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Need a 10-mote power as well? <text:s/>Something to do with binding oneself to service?]</text:p>
        <text:p text:style-name="P2"><text:span text:style-name="Inline_20_Heading">Associations:</text:span> Construction; Building, Making; Long-Term Plans, Dedication, Devotion, Zeal; Faithful Service, Grudging Service</text:p>
        <text:p text:style-name="P2"><text:span text:style-name="Inline_20_Heading">Sobriquets:</text:span> Brick-layers; Underlings; Keystones; The Favorite Slaves; The Uprising Pillars</text:p>
        <text:p text:style-name="Text_20_body"><text:span text:style-name="Inline_20_Heading"><text:span text:style-name="T2">Concepts:</text:span></text:span><text:span text:style-name="T2"> worker, craftsman, servant, slave, automaton</text:span></text:p>
        <text:h text:style-name="P21" text:outline-level="3">The Indivisibles</text:h>
        <text:p text:style-name="Quotations_20__28_short_29_">“Form is emptiness … Emptiness is form …<text:line-break/>One should not think <text:line-break/>that these are two separate things.”</text:p>
        <text:p text:style-name="P5">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5">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2">None</text:span></text:p>
        <text:p text:style-name="P2"><text:span text:style-name="Inline_20_Heading">Element:</text:span> Dream</text:p>
        <text:p text:style-name="Text_20_body"><text:span text:style-name="Inline_20_Heading">Magical Material:</text:span> No override</text:p>
        <text:p text:style-name="P2"><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TODO">Maybe this parametadivision should have the “cure one Shaping effect” power, instead of the 3<text:span text:style-name="T3">rd</text:span> Division? <text:s/>Maybe they can inflict temporary mutations on themselves?]</text:p>
        <text:p text:style-name="P2"><text:span text:style-name="Inline_20_Heading">Associations:</text:span> Dreams, Nightmares; Impossible Perfection, Generosity, Caprice; Jealousy, Hunger; Madness, Dissolution</text:p>
        <text:p text:style-name="P2"><text:span text:style-name="Inline_20_Heading">Sobriquets:</text:span> The Ragged Edge; Unmakers; Reformers; The Unity Committee; The Waking Dreamers</text:p>
        <text:p text:style-name="Text_20_body"><text:span text:style-name="Inline_20_Heading"><text:span text:style-name="T2">Concepts:</text:span></text:span><text:span text:style-name="T2"> rebel, trickster, madman, heroic fool, suicidally dedicated warrior or assassin, raksha double-agent</text:span></text:p>
        <text:h text:style-name="P21" text:outline-level="3">The Sub-Division</text:h>
        <text:p text:style-name="Text_20_body">The chosen of Eris who seek to wrestle with the philosophy of oppression may join this para­meta­division, and are as likely to aid the schemes of the Yozi as to oppose them. <text:s/>They gain some vaguely demonic twists to their form when they take this path, though these will be cosmetic rather than functional, and need not resemble any one demon.</text:p>
        <text:p text:style-name="Text_20_body"><text:span text:style-name="Inline_20_Heading">Symbol:</text:span> <text:span text:style-name="T2">“#”, mesh</text:span></text:p>
        <text:p text:style-name="P2"><text:span text:style-name="Inline_20_Heading">Element:</text:span> Binding</text:p>
        <text:p text:style-name="Text_20_body"><text:span text:style-name="Inline_20_Heading">Magical Material:</text:span> Any magical material tainted with Vitriol</text:p>
        <text:p text:style-name="P2"><text:span text:style-name="Inline_20_Heading">Affinity:</text:span> Infernals</text:p>
        <text:p text:style-name="Text_20_body"><text:span text:style-name="Inline_20_Heading"><text:span text:style-name="T16">Anima effects:</text:span></text:span><text:span text:style-name="Inline_20_Heading"><text:span text:style-name="T17"> Common Infernal anima effects, costing one mote each:</text:span></text:span></text:p>
        <text:list xml:id="list975079747" text:continue-numbering="true" text:style-name="List_20_1">
          <text:list-item>
            <text:p text:style-name="P11"><text:span text:style-name="T16">Cause his caste mark to glow brightly for a scene (as if the character has spent 4-7 motes of Peripheral Essence). <text:s/>The character may cause any Infernal caste mark to appear.</text:span></text:p>
          </text:list-item>
          <text:list-item>
            <text:p text:style-name="P14">Cause his caste mark to clearly illuminate everything within a 10 yard radius for a scene (as if the character has spent 4-7 motes of Peripheral Essence).</text:p>
          </text:list-item>
          <text:list-item>
            <text:p text:style-name="P14">Sense the nearest entry point into the Yozi realm or the nearest pathway that leads to the desert of Cecelyne.</text:p>
          </text:list-item>
        </text:list>
        <text:p text:style-name="P15">By committing 5 motes, one of the Inmates may trade burdens with one who is bound by a magically sanctified oath. <text:s/>The Discordian character gains the requirements and penalties of the target’s oath, and the target takes on a new oath, agreed with and sworn to the character, with the same penalties as the original. <text:s/>An oath can only be traded in this fashion if the being which originally sanctified it had a lower Essence than the Exalt herself. <text:s/>This effect requires the two to shake hands. <text:s/>The character may restore the original oath at any time, by releasing her commitment of motes.</text:p>
        <text:p text:style-name="P15">By spending 10 motes, a follower of The True Religion can choose to whether or not to be affected as a Creature of Darkness for one scene, regardless of their current anima. <text:s/>It may be done reflexively whenever a relevant effect, such as a Charm with the Holy keyword, would apply to the character. <text:s/>This effect costs 5 motes once her anima banner reaches the 11-15 mote level and 2 motes at the 16+ level.</text:p>
        <text:p text:style-name="P2"><text:span text:style-name="Inline_20_Heading">Associations:</text:span> Old Powers; Founding, Origination; Hierarchy, Obedience, Knowing One’s Place; Rebellion, Resentment</text:p>
        <text:p text:style-name="P2"><text:span text:style-name="Inline_20_Heading">Sobriquets:</text:span> The True Religion; The Urgent Legion; Inmates; Revivalists; The Tied and Sleeping; Brass Eyes</text:p>
        <text:p text:style-name="Text_20_body"><text:span text:style-name="Inline_20_Heading"><text:span text:style-name="T2">Concepts:</text:span></text:span><text:span text:style-name="T2"> historian, prison guard, heretic, reckless thaumaturge, demonic cult member, nostalgic curmudgeon, wise old weaver</text:span></text:p>
        <text:h text:style-name="P20" text:outline-level="2">Divisional Realignment</text:h>
        <text:p text:style-name="P2">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office:annotation><dc:creator>Hugh Greene</dc:creator><dc:date>2010-09-05T16:55:54</dc:date><text:p text:style-name="P22"><text:span text:style-name="T18">This originally said that Divisional Abilities changed, and xp costs from then on, which John reckoned was too easy to exploit. <text:s/>I kinda felt the same when I wrote it, so I changed it. <text:s/>To compensate and keep flexibility, I’ve changed character generation to let Discordians pick 4 from their 5 Divisional Abilities, and 4 other Favored.</text:span></text:p></office:annotation>This does not change the favored Abilities for the character.</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When a character spends Willpower to act against her primary Virtue, or <office:annotation><dc:creator>Hugh Greene</dc:creator><dc:date>2010-09-05T16:54:48</dc:date><text:p text:style-name="P22"><text:span text:style-name="T18">John came to the same conclusion I did: that gaining Hodge just for applying UMI was unreasonable. <text:s/>I’ve now made it happen only if a target successfully resists.</text:span></text:p></office:annotation>when she applies unnatural mental influence to a target and that target successfully resists, she gains a point of Hodge – overriding the will of the individual, their inherent chaos, is just wrong, y’see. <text:s/>When she spends Willpower to act against her Divisional Virtue, or to resist unnatural mental influence, sh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2">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text:span><text:span text:style-name="T2"><office:annotation><dc:creator>Hugh Greene</dc:creator><dc:date>2010-09-05T16:53:05</dc:date><text:p text:style-name="P22"><text:span text:style-name="T18">John asked for clarification about invisible beings etc. <text:s/>I also added some about not having to know the precise beliefs of an individual.</text:span></text:p></office:annotation></text:span><text:span text:style-name="T2">Beings which the character cannot perceive are ignored for this effect. <text:s/>The character need not know the precise beliefs of the individual; she might take on “the typical beliefs of a Solar”, for example, if she believes the dominant character to be a Solar. <text:s/>If no suitable individual exists, take the most dominant social structure of the town, kingdom or similar large grouping in which the Exalt finds herself. <text:s/>Failing that, </text:span><text:span text:style-name="T1">i.e.</text:span><text:span text:style-name="T2">,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2">When the count of Podge reaches 10 (or more), </text:span>the character is driven to act strictly in accordance with the dominant order<text:span text:style-name="T2">,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do</text:span><text:span text:style-name="T2">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backgrounds allow this suppression of recumbent destiny to succeed automatically.</text:span></text:p>
        <text:p text:style-name="P2">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p text:style-name="P2"/>
        <text:p text:style-name="P8"><text:span text:style-name="Inline_20_Heading"><text:span text:style-name="T2">Essence and Maximums:</text:span></text:span><text:span text:style-name="T2"> Essence maximums related to aging so far appear to follow those for Solars; however, Priests of Eris older than 200 or so years have never been encountered. <text:s/>This may be because they don’t last much longer than that, or simply because they really have only recently be </text:span><text:soft-page-break/><text:span text:style-name="T2">introduced to Creation. <text:s/>Or maybe the elder Discordians are just better at hiding.</text:span></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0">•</text:p>
            </table:table-cell>
            <table:table-cell table:style-name="Table2.A1" office:value-type="string">
              <text:p text:style-name="Table_20_Contents">Provides a single follower.</text:p>
            </table:table-cell>
          </table:table-row>
          <table:table-row>
            <table:table-cell table:style-name="Table2.A2" office:value-type="string">
              <text:p text:style-name="P10">••</text:p>
            </table:table-cell>
            <table:table-cell table:style-name="Table2.A2" office:value-type="string">
              <text:p text:style-name="Table_20_Contents">Provides up to 5 followers.</text:p>
            </table:table-cell>
          </table:table-row>
          <table:table-row>
            <table:table-cell table:style-name="Table2.A1" office:value-type="string">
              <text:p text:style-name="P10">•••</text:p>
            </table:table-cell>
            <table:table-cell table:style-name="Table2.A1" office:value-type="string">
              <text:p text:style-name="Table_20_Contents">Provides 20 followers.</text:p>
            </table:table-cell>
          </table:table-row>
          <table:table-row>
            <table:table-cell table:style-name="Table2.A2" office:value-type="string">
              <text:p text:style-name="P10">••••</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10">•••••</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text:soft-page-break/>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3" text:outline-level="3">Extra Backgrounds</text:h>
        <text:h text:style-name="Heading_20_4" text:outline-level="4">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4" text:outline-level="4">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 <text:s/>For each previous Discordian Exaltation accessed in this way, the character gains one extra Intimacy related to some memory, chosen by the Storyteller. <text:s/>These do not count towards the default limit of (Compassion) Intimacies at character generation, though they do count towards the total limit of (Willpower + Compassion).<office:annotation><dc:creator>Hugh Greene</dc:creator><dc:date>2010-09-05T17:05:44</dc:date><text:p text:style-name="P22"><text:span text:style-name="T18">There was previously a paragraph here about choosing to pass on memories and Intimacies to future holders of Exaltations, but John found it contradictory and I wasn’t that keen on it. <text:s/>Instead, taking an Echo of a Discordian gains you an extra starting Intimacy.</text:span></text:p></office:annotation> </text:p>
        <text:h text:style-name="Heading_20_2" text:outline-level="2">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text:soft-page-break/>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4">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F" svg:font-family=""/>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2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hree: Traits</dc:title>
    <dc:date>2010-09-05T17:28:01</dc:date>
    <meta:editing-duration>PT03H06M37S</meta:editing-duration>
    <meta:editing-cycles>37</meta:editing-cycles>
    <meta:generator>OpenOffice.org/3.2$Unix OpenOffice.org_project/320m12$Build-9483</meta:generator>
    <dc:creator>Hugh Greene</dc:creator>
    <meta:document-statistic meta:table-count="1" meta:image-count="1" meta:object-count="0" meta:page-count="16" meta:paragraph-count="260" meta:word-count="8075" meta:character-count="49248"/>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